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b1e5f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end" style:justify-single-word="false"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07c6e36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81c17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832708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1708df" officeooo:paragraph-rsid="008763f5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1708df" officeooo:paragraph-rsid="0090a169" style:font-size-asian="9pt" style:font-weight-asian="bold" style:font-size-complex="9pt" style:font-weight-complex="bold"/>
    </style:style>
    <style:style style:name="P1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officeooo:rsid="003d2e6d"/>
    </style:style>
    <style:style style:name="T6" style:family="text">
      <style:text-properties officeooo:rsid="003ecac0"/>
    </style:style>
    <style:style style:name="T7" style:family="text">
      <style:text-properties officeooo:rsid="003fd1c6"/>
    </style:style>
    <style:style style:name="T8" style:family="text">
      <style:text-properties officeooo:rsid="004a2f46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a8c26" style:font-size-asian="11pt" style:font-size-complex="11pt"/>
    </style:style>
    <style:style style:name="T11" style:family="text">
      <style:text-properties fo:font-size="11pt" officeooo:rsid="003ecac0" style:font-size-asian="11pt" style:font-size-complex="11pt"/>
    </style:style>
    <style:style style:name="T12" style:family="text">
      <style:text-properties fo:font-size="11pt" officeooo:rsid="00377b4e" style:font-size-asian="11pt" style:font-size-complex="11pt"/>
    </style:style>
    <style:style style:name="T13" style:family="text">
      <style:text-properties fo:font-size="11pt" officeooo:rsid="005dfbbe" style:font-size-asian="11pt" style:font-size-complex="11pt"/>
    </style:style>
    <style:style style:name="T14" style:family="text">
      <style:text-properties fo:font-size="11pt" officeooo:rsid="001708df" style:font-size-asian="11pt" style:font-size-complex="11pt"/>
    </style:style>
    <style:style style:name="T15" style:family="text">
      <style:text-properties fo:font-size="11pt" officeooo:rsid="007c6e36" style:font-size-asian="11pt" style:font-size-complex="11pt"/>
    </style:style>
    <style:style style:name="T16" style:family="text">
      <style:text-properties fo:font-size="11pt" officeooo:rsid="0090a169" style:font-size-asian="11pt" style:font-size-complex="11pt"/>
    </style:style>
    <style:style style:name="T17" style:family="text">
      <style:text-properties fo:font-size="11pt" officeooo:rsid="0092a749" style:font-size-asian="11pt" style:font-size-complex="11pt"/>
    </style:style>
    <style:style style:name="T18" style:family="text">
      <style:text-properties fo:font-size="11pt" style:text-underline-style="none" officeooo:rsid="003d2e6d" style:font-size-asian="11pt" style:font-size-complex="11pt"/>
    </style:style>
    <style:style style:name="T19" style:family="text">
      <style:text-properties fo:font-size="11pt" style:text-underline-style="none" officeooo:rsid="005dfbbe" style:font-size-asian="11pt" style:font-size-complex="11pt"/>
    </style:style>
    <style:style style:name="T20" style:family="text">
      <style:text-properties fo:font-size="11pt" style:text-underline-style="none" officeooo:rsid="007c1c88" style:font-size-asian="11pt" style:font-size-complex="11pt"/>
    </style:style>
    <style:style style:name="T21" style:family="text">
      <style:text-properties fo:font-size="5pt" style:font-size-asian="5pt" style:font-size-complex="5pt"/>
    </style:style>
    <style:style style:name="T22" style:family="text">
      <style:text-properties fo:font-size="5pt" officeooo:rsid="001708df" style:font-size-asian="5pt" style:font-size-complex="5pt"/>
    </style:style>
    <style:style style:name="T23" style:family="text">
      <style:text-properties fo:font-size="5pt" officeooo:rsid="003fd1c6" style:font-size-asian="5pt" style:font-size-complex="5pt"/>
    </style:style>
    <style:style style:name="T24" style:family="text">
      <style:text-properties fo:font-size="5pt" officeooo:rsid="0090a169" style:font-size-asian="5pt" style:font-size-complex="5pt"/>
    </style:style>
    <style:style style:name="T25" style:family="text">
      <style:text-properties fo:font-size="5pt" style:text-underline-style="none" officeooo:rsid="003d2e6d" style:font-size-asian="5pt" style:font-size-complex="5pt"/>
    </style:style>
    <style:style style:name="T26" style:family="text">
      <style:text-properties officeooo:rsid="001708d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f3484" style:font-style-asian="italic" style:font-style-complex="italic"/>
    </style:style>
    <style:style style:name="T29" style:family="text">
      <style:text-properties fo:font-style="italic" officeooo:rsid="003d2e6d" style:font-style-asian="italic" style:font-style-complex="italic"/>
    </style:style>
    <style:style style:name="T30" style:family="text">
      <style:text-properties fo:font-style="italic" officeooo:rsid="0089a67d" style:font-style-asian="italic" style:font-style-complex="italic"/>
    </style:style>
    <style:style style:name="T31" style:family="text">
      <style:text-properties fo:font-style="italic" officeooo:rsid="008b5593" style:font-style-asian="italic" style:font-style-complex="italic"/>
    </style:style>
    <style:style style:name="T32" style:family="text">
      <style:text-properties officeooo:rsid="007a08b7"/>
    </style:style>
    <style:style style:name="T33" style:family="text">
      <style:text-properties officeooo:rsid="007c6e36"/>
    </style:style>
    <style:style style:name="T34" style:family="text">
      <style:text-properties officeooo:rsid="007dada5"/>
    </style:style>
    <style:style style:name="T35" style:family="text">
      <style:text-properties officeooo:rsid="008a2c46"/>
    </style:style>
    <style:style style:name="T36" style:family="text">
      <style:text-properties officeooo:rsid="008ba27a"/>
    </style:style>
    <style:style style:name="T37" style:family="text">
      <style:text-properties officeooo:rsid="008d2471"/>
    </style:style>
    <style:style style:name="T38" style:family="text">
      <style:text-properties officeooo:rsid="008f03c6"/>
    </style:style>
    <style:style style:name="T39" style:family="text">
      <style:text-properties officeooo:rsid="0090a169"/>
    </style:style>
    <style:style style:name="T40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41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3" style:family="text">
      <style:text-properties style:font-name="Consolas" fo:font-size="10pt" style:text-underline-style="none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11" svg:width="6.959cm" svg:height="1.779cm" svg:x="-0.03cm" svg:y="1.418cm"><text:p><text:span text:style-name="T40"><text:s/></text:span><text:span text:style-name="T41">OBS! 1D/1H/1S/2C may be canapé</text:span><text:span text:style-name="T41"><text:line-break/></text:span><text:span text:style-name="T41"> <text:s text:c="8"/>with </text:span><text:span text:style-name="T42">longer</text:span><text:span text:style-name="T41"> sidesuit.</text:span><text:span text:style-name="T41"><text:line-break/></text:span><text:span text:style-name="T41"> <text:s text:c="5"/>1NT is often </text:span><text:span text:style-name="T42">unbalanced</text:span><text:span text:style-name="T43">.</text:span><text:span text:style-name="T41"><text:line-break/></text:span><text:span text:style-name="T41"> <text:s text:c="5"/>Many artificial responses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8">TURBO (</text:span><text:span text:style-name="T20">strong</text:span><text:span text:style-name="T19">-1</text:span><text:span text:style-name="T20">C</text:span><text:span text:style-name="T19">, </text:span><text:span text:style-name="T18">canapé-system)<text:line-break/></text:span><text:span text:style-name="T25"><text:line-break/></text:span><text:span text:style-name="T18"> <text:s text:c="3"/></text:span></text:p>
      <text:p text:style-name="P2"><text:line-break/><text:line-break/><text:line-break/></text:p>
      <text:p text:style-name="P2"><text:span text:style-name="T9">1</text:span><text:span text:style-name="T15">C</text:span><text:span text:style-name="T9">:</text:span> <text:s/><text:span text:style-name="T5">16+ forcing. Relay-methods.</text:span></text:p>
      <text:p text:style-name="P6"><text:span text:style-name="T27">- </text:span><text:span text:style-name="T28">Artifici</text:span><text:span text:style-name="T30">a</text:span><text:span text:style-name="T28">l </text:span><text:span text:style-name="T30">responses</text:span><text:span text:style-name="T28"><text:line-break/></text:span><text:span text:style-name="T21"><text:line-break/></text:span><text:span text:style-name="T14">1</text:span><text:span text:style-name="T15">D</text:span><text:span text:style-name="T14">:</text:span><text:span text:style-name="T26"> <text:s/></text:span>2+<text:span text:style-name="T33">diams</text:span>. <text:span text:style-name="T33">(12)</text:span>13-15:<text:line-break/> <text:s text:c="3"/>a) Bal, <text:span text:style-name="T34">incl</text:span> 5<text:span text:style-name="T34">M</text:span>+332.<text:line-break/> <text:s text:c="3"/>b) 4441 <text:span text:style-name="T34">with 4diams</text:span>.<text:line-break/> <text:s text:c="3"/>c) <text:span text:style-name="T34">4+diams and 5+sidesuit.</text:span></text:p>
      <text:p text:style-name="P7"><text:s text:c="4"/><text:span text:style-name="T8">d</text:span>) <text:span text:style-name="T34">5+diams and 4+clubs.</text:span><text:line-break/><text:span text:style-name="T27">- </text:span><text:span text:style-name="T28">Artifici</text:span><text:span text:style-name="T30">a</text:span><text:span text:style-name="T28">l </text:span><text:span text:style-name="T30">responses</text:span><text:line-break/><text:span text:style-name="T22"><text:line-break/></text:span><text:span text:style-name="T14">1</text:span><text:span text:style-name="T10">H/1S</text:span><text:span text:style-name="T14">:</text:span><text:span text:style-name="T26"> <text:s/>4+suit. 10-15:<text:line-break/> <text:s text:c="5"/>a) 10-12 bal w 4M or 5M+332.<text:line-break/> <text:s text:c="5"/>b) 10-12 4441.<text:line-break/> <text:s text:c="5"/>c) 10-15. 4+M and 5+sidesuit.<text:line-break/> <text:s text:c="5"/>d) 12-15. 6+M.<text:line-break/> <text:s text:c="5"/>e) 1H: 13-15. 4414 w short diam.</text:span></text:p>
      <text:p text:style-name="P8"><text:span text:style-name="T29">- </text:span><text:span text:style-name="T28">Artifici</text:span><text:span text:style-name="T30">a</text:span><text:span text:style-name="T28">l </text:span><text:span text:style-name="T31">2-level </text:span><text:span text:style-name="T30">responses</text:span><text:span text:style-name="T5"><text:line-break/></text:span><text:span text:style-name="T21"><text:line-break/></text:span><text:span text:style-name="T9">1NT:</text:span> <text:s/><text:span text:style-name="T6">10-13, denies 4M, and no 4333.<text:line-break/> <text:s text:c="7"/>OBS! Often unbalanced!</text:span></text:p>
      <text:p text:style-name="P9"><text:span text:style-name="T21"><text:line-break/></text:span><text:span text:style-name="T11">2</text:span><text:span text:style-name="T17">C</text:span><text:span text:style-name="T11">:</text:span><text:span text:style-name="T6"> a) 13-15. 13-15. 4+clubs and 5+M.<text:line-break/> <text:s text:c="4"/>b) 6+clubs, 13-15 or ~7tricks.<text:line-break/></text:span><text:span text:style-name="T21"><text:line-break/></text:span><text:span text:style-name="T9">2</text:span><text:span text:style-name="T17">D</text:span><text:span text:style-name="T9">:</text:span> <text:span text:style-name="T6">Multi:</text:span><text:line-break/> <text:s text:c="4"/><text:span text:style-name="T2">a) <text:s/>8-11. 5+major.<text:line-break/> <text:s text:c="4"/>b) 13-15. 5+major, 5+diams.<text:line-break/> <text:s text:c="4"/>c) 7+M, ~7tricks.<text:line-break/> <text:s text:c="4"/>d) 6+diams, 13-15 or ~7tricks.<text:line-break/></text:span><text:span text:style-name="T21"><text:line-break/></text:span><text:span text:style-name="T12">2</text:span><text:span text:style-name="T13">H/2S</text:span><text:span text:style-name="T12">:</text:span><text:span text:style-name="T2"> 10-12. 5+M and 4+m.</text:span></text:p>
      <text:p text:style-name="P10"><text:span text:style-name="T21"><text:line-break/></text:span><text:span text:style-name="T9">2NT:</text:span> <text:s/><text:span text:style-name="T7">13-15</text:span>. <text:span text:style-name="T35">6+minor.<text:line-break/> <text:s text:c="6"/>Honors in at least 2 sidesuits.</text:span></text:p>
      <text:p text:style-name="P10"><text:span text:style-name="T21"><text:line-break/></text:span><text:span text:style-name="T16">3N</text:span><text:span text:style-name="T9">T:</text:span> <text:s/><text:span text:style-name="T39">Ca 12-15</text:span>. <text:span text:style-name="T35">6+major and 5+diams.<text:line-break/></text:span><text:span text:style-name="T21"><text:line-break/></text:span><text:span text:style-name="T36">Against</text:span> 1NT: <text:span text:style-name="T36">Artificial.<text:line-break/></text:span><text:span text:style-name="T23"><text:line-break/></text:span><text:span text:style-name="T37">Leads</text:span>: 10-12.</text:p>
      <text:p text:style-name="P1"><text:span text:style-name="T38">Signals</text:span>: <text:span text:style-name="T38">UDCA</text:span>, <text:span text:style-name="T1">Lav.</text:span></text:p>
      <text:p text:style-name="P4"><text:line-break/><text:span text:style-name="T32"> </text:span></text:p>
      <text:p text:style-name="P5"/>
      <text:p text:style-name="P3"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19-07-25T23:56:23.895000000</dc:date>
    <meta:editing-duration>PT3H37M14S</meta:editing-duration>
    <meta:editing-cycles>127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2" meta:word-count="131" meta:character-count="921" meta:non-whitespace-character-count="681"/>
  </office:meta>
</office:document-meta>
</file>